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459712629991" calcext:value-type="float">
            <text:p>99,75</text:p>
          </table:table-cell>
          <table:table-cell table:style-name="ce3" table:formula="of:=([.F2]/12597)*100" office:value-type="float" office:value="0.254028737000873" calcext:value-type="float">
            <text:p>0,25</text:p>
          </table:table-cell>
          <table:table-cell/>
          <table:table-cell table:style-name="ce4" table:formula="of:=[.E18]+[.H18]" office:value-type="float" office:value="12565" calcext:value-type="float">
            <text:p>12565</text:p>
          </table:table-cell>
          <table:table-cell table:formula="of:=12597-[.E2]" office:value-type="float" office:value="32" calcext:value-type="float">
            <text:p>32</text:p>
          </table:table-cell>
          <table:table-cell office:value-type="float" office:value="0.0184261798859" calcext:value-type="float">
            <text:p>0,0184261799</text:p>
          </table:table-cell>
          <table:table-cell office:value-type="float" office:value="26.772919178" calcext:value-type="float">
            <text:p>26,77291917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/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0.0197570323944" calcext:value-type="float">
            <text:p>0,0197570324</text:p>
          </table:table-cell>
          <table:table-cell office:value-type="float" office:value="26.2493641376" calcext:value-type="float">
            <text:p>26,249364137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04024767802" calcext:value-type="float">
            <text:p>99,69</text:p>
          </table:table-cell>
          <table:table-cell table:style-name="ce3" table:formula="of:=([.F4]/12597)*100" office:value-type="float" office:value="0.309597523219814" calcext:value-type="float">
            <text:p>0,31</text:p>
          </table:table-cell>
          <table:table-cell/>
          <table:table-cell table:style-name="ce4" table:formula="of:=[.E20]+[.H20]" office:value-type="float" office:value="12558" calcext:value-type="float">
            <text:p>12558</text:p>
          </table:table-cell>
          <table:table-cell table:formula="of:=12597-[.E4]" office:value-type="float" office:value="39" calcext:value-type="float">
            <text:p>39</text:p>
          </table:table-cell>
          <table:table-cell office:value-type="float" office:value="0.0200788974762" calcext:value-type="float">
            <text:p>0,0200788975</text:p>
          </table:table-cell>
          <table:table-cell office:value-type="float" office:value="26.2416749001" calcext:value-type="float">
            <text:p>26,241674900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300944669366" calcext:value-type="float">
            <text:p>99,73</text:p>
          </table:table-cell>
          <table:table-cell table:style-name="ce3" table:formula="of:=([.F5]/12597)*100" office:value-type="float" office:value="0.269905533063428" calcext:value-type="float">
            <text:p>0,27</text:p>
          </table:table-cell>
          <table:table-cell/>
          <table:table-cell table:style-name="ce4" table:formula="of:=[.E21]+[.H21]" office:value-type="float" office:value="12563" calcext:value-type="float">
            <text:p>12563</text:p>
          </table:table-cell>
          <table:table-cell table:formula="of:=12597-[.E5]" office:value-type="float" office:value="34" calcext:value-type="float">
            <text:p>34</text:p>
          </table:table-cell>
          <table:table-cell office:value-type="float" office:value="0.0200440883636" calcext:value-type="float">
            <text:p>0,0200440884</text:p>
          </table:table-cell>
          <table:table-cell office:value-type="float" office:value="26.2658209801" calcext:value-type="float">
            <text:p>26,265820980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571326506311" calcext:value-type="float">
            <text:p>99,57</text:p>
          </table:table-cell>
          <table:table-cell table:style-name="ce3" table:formula="of:=([.F6]/12597)*100" office:value-type="float" office:value="0.428673493688974" calcext:value-type="float">
            <text:p>0,43</text:p>
          </table:table-cell>
          <table:table-cell/>
          <table:table-cell table:style-name="ce4" table:formula="of:=[.E22]+[.H22]" office:value-type="float" office:value="12543" calcext:value-type="float">
            <text:p>12543</text:p>
          </table:table-cell>
          <table:table-cell table:formula="of:=12597-[.E6]" office:value-type="float" office:value="54" calcext:value-type="float">
            <text:p>54</text:p>
          </table:table-cell>
          <table:table-cell office:value-type="float" office:value="0.0202150344849" calcext:value-type="float">
            <text:p>0,0202150345</text:p>
          </table:table-cell>
          <table:table-cell office:value-type="float" office:value="26.2677519321" calcext:value-type="float">
            <text:p>26,267751932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539096610304" calcext:value-type="float">
            <text:p>99,75</text:p>
          </table:table-cell>
          <table:table-cell table:style-name="ce3" table:formula="of:=([.F7]/12597)*100" office:value-type="float" office:value="0.246090338969596" calcext:value-type="float">
            <text:p>0,25</text:p>
          </table:table-cell>
          <table:table-cell/>
          <table:table-cell table:style-name="ce4" table:formula="of:=[.E23]+[.H23]" office:value-type="float" office:value="12566" calcext:value-type="float">
            <text:p>12566</text:p>
          </table:table-cell>
          <table:table-cell table:formula="of:=12597-[.E7]" office:value-type="float" office:value="31" calcext:value-type="float">
            <text:p>31</text:p>
          </table:table-cell>
          <table:table-cell office:value-type="float" office:value="0.020124912262" calcext:value-type="float">
            <text:p>0,0201249123</text:p>
          </table:table-cell>
          <table:table-cell office:value-type="float" office:value="26.2245781422" calcext:value-type="float">
            <text:p>26,224578142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936016511868" calcext:value-type="float">
            <text:p>99,79</text:p>
          </table:table-cell>
          <table:table-cell table:style-name="ce3" table:formula="of:=([.F8]/12597)*100" office:value-type="float" office:value="0.206398348813209" calcext:value-type="float">
            <text:p>0,21</text:p>
          </table:table-cell>
          <table:table-cell/>
          <table:table-cell table:style-name="ce4" table:formula="of:=[.E24]+[.H24]" office:value-type="float" office:value="12571" calcext:value-type="float">
            <text:p>12571</text:p>
          </table:table-cell>
          <table:table-cell table:formula="of:=12597-[.E8]" office:value-type="float" office:value="26" calcext:value-type="float">
            <text:p>26</text:p>
          </table:table-cell>
          <table:table-cell office:value-type="float" office:value="0.0202960968018" calcext:value-type="float">
            <text:p>0,0202960968</text:p>
          </table:table-cell>
          <table:table-cell office:value-type="float" office:value="26.2352910042" calcext:value-type="float">
            <text:p>26,235291004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824640787489" calcext:value-type="float">
            <text:p>99,68</text:p>
          </table:table-cell>
          <table:table-cell table:style-name="ce3" table:formula="of:=([.F9]/12597)*100" office:value-type="float" office:value="0.317535921251092" calcext:value-type="float">
            <text:p>0,32</text:p>
          </table:table-cell>
          <table:table-cell/>
          <table:table-cell table:style-name="ce4" table:formula="of:=[.E25]+[.H25]" office:value-type="float" office:value="12557" calcext:value-type="float">
            <text:p>12557</text:p>
          </table:table-cell>
          <table:table-cell table:formula="of:=12597-[.E9]" office:value-type="float" office:value="40" calcext:value-type="float">
            <text:p>40</text:p>
          </table:table-cell>
          <table:table-cell office:value-type="float" office:value="0.0184078216553" calcext:value-type="float">
            <text:p>0,0184078217</text:p>
          </table:table-cell>
          <table:table-cell office:value-type="float" office:value="26.1821420193" calcext:value-type="float">
            <text:p>26,182142019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507104866238" calcext:value-type="float">
            <text:p>99,65</text:p>
          </table:table-cell>
          <table:table-cell table:style-name="ce3" table:formula="of:=([.F10]/12597)*100" office:value-type="float" office:value="0.349289513376201" calcext:value-type="float">
            <text:p>0,35</text:p>
          </table:table-cell>
          <table:table-cell/>
          <table:table-cell table:style-name="ce4" table:formula="of:=[.E26]+[.H26]" office:value-type="float" office:value="12553" calcext:value-type="float">
            <text:p>12553</text:p>
          </table:table-cell>
          <table:table-cell table:formula="of:=12597-[.E10]" office:value-type="float" office:value="44" calcext:value-type="float">
            <text:p>44</text:p>
          </table:table-cell>
          <table:table-cell office:value-type="float" office:value="0.0202069282532" calcext:value-type="float">
            <text:p>0,0202069283</text:p>
          </table:table-cell>
          <table:table-cell office:value-type="float" office:value="26.1868391037" calcext:value-type="float">
            <text:p>26,186839103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459712629991" calcext:value-type="float">
            <text:p>99,75</text:p>
          </table:table-cell>
          <table:table-cell table:style-name="ce3" table:formula="of:=([.F11]/12597)*100" office:value-type="float" office:value="0.254028737000873" calcext:value-type="float">
            <text:p>0,25</text:p>
          </table:table-cell>
          <table:table-cell/>
          <table:table-cell table:style-name="ce4" table:formula="of:=[.E27]+[.H27]" office:value-type="float" office:value="12565" calcext:value-type="float">
            <text:p>12565</text:p>
          </table:table-cell>
          <table:table-cell table:formula="of:=12597-[.E11]" office:value-type="float" office:value="32" calcext:value-type="float">
            <text:p>32</text:p>
          </table:table-cell>
          <table:table-cell office:value-type="float" office:value="0.0198431015015" calcext:value-type="float">
            <text:p>0,0198431015</text:p>
          </table:table-cell>
          <table:table-cell office:value-type="float" office:value="26.2203190327" calcext:value-type="float">
            <text:p>26,220319032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99285544177" calcext:value-type="float">
            <text:p>99,6999285544</text:p>
          </table:table-cell>
          <table:table-cell table:formula="of:=AVERAGE([.C2:.C11])" office:value-type="float" office:value="0.300071445582282" calcext:value-type="float">
            <text:p>0,300071445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.2" calcext:value-type="float">
            <text:p>12559,2</text:p>
          </table:table-cell>
          <table:table-cell table:formula="of:=AVERAGE([.F2:.F11])" office:value-type="float" office:value="37.8" calcext:value-type="float">
            <text:p>37,8</text:p>
          </table:table-cell>
          <table:table-cell table:formula="of:=SUM([.G2:.G11])/10" office:value-type="float" office:value="0.01974000930788" calcext:value-type="float">
            <text:p>0,0197400093</text:p>
          </table:table-cell>
          <table:table-cell table:formula="of:=SUM([.H2:.H11])/10" office:value-type="float" office:value="26.284670043" calcext:value-type="float">
            <text:p>26,28467004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6" calcext:value-type="float">
            <text:p>5843,6</text:p>
          </table:table-cell>
          <table:table-cell table:formula="of:=AVERAGE([.G18:.G27])" office:value-type="float" office:value="19.1" calcext:value-type="float">
            <text:p>19,1</text:p>
          </table:table-cell>
          <table:table-cell/>
          <table:table-cell office:value-type="float" office:value="5826" calcext:value-type="float">
            <text:p>582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12597-SUM([.E18:.G18])" office:value-type="float" office:value="6739" calcext:value-type="float">
            <text:p>673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7" calcext:value-type="float">
            <text:p>18,7</text:p>
          </table:table-cell>
          <table:table-cell table:formula="of:=AVERAGE([.H18:.H27])" office:value-type="float" office:value="6715.6" calcext:value-type="float">
            <text:p>6715,6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12597-SUM([.E19:.G19])" office:value-type="float" office:value="6654" calcext:value-type="float">
            <text:p>665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6" calcext:value-type="float">
            <text:p>59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12597-SUM([.E20:.G20])" office:value-type="float" office:value="6642" calcext:value-type="float">
            <text:p>664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6" calcext:value-type="float">
            <text:p>5843,6</text:p>
          </table:table-cell>
          <table:table-cell table:number-columns-repeated="2"/>
          <table:table-cell office:value-type="float" office:value="5762" calcext:value-type="float">
            <text:p>576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1:.G21])" office:value-type="float" office:value="6801" calcext:value-type="float">
            <text:p>680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7" calcext:value-type="float">
            <text:p>18,7</text:p>
          </table:table-cell>
          <table:table-cell table:number-columns-repeated="2"/>
          <table:table-cell office:value-type="float" office:value="5873" calcext:value-type="float">
            <text:p>587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12597-SUM([.E22:.G22])" office:value-type="float" office:value="6670" calcext:value-type="float">
            <text:p>667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1" calcext:value-type="float">
            <text:p>19,1</text:p>
          </table:table-cell>
          <table:table-cell table:number-columns-repeated="2"/>
          <table:table-cell office:value-type="float" office:value="5773" calcext:value-type="float">
            <text:p>577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12597-SUM([.E23:.G23])" office:value-type="float" office:value="6793" calcext:value-type="float">
            <text:p>679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6" calcext:value-type="float">
            <text:p>6715,6</text:p>
          </table:table-cell>
          <table:table-cell table:number-columns-repeated="2"/>
          <table:table-cell office:value-type="float" office:value="5907" calcext:value-type="float">
            <text:p>590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12597-SUM([.E24:.G24])" office:value-type="float" office:value="6664" calcext:value-type="float">
            <text:p>666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757" calcext:value-type="float">
            <text:p>675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6" calcext:value-type="float">
            <text:p>579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12597-SUM([.E26:.G26])" office:value-type="float" office:value="6757" calcext:value-type="float">
            <text:p>675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6" calcext:value-type="float">
            <text:p>588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679" calcext:value-type="float">
            <text:p>667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99285544177" calcext:value-type="float">
            <text:p>0,9969992855</text:p>
          </table:table-cell>
          <table:table-cell table:number-columns-repeated="2"/>
          <table:table-cell table:formula="of:=SUM([.E18:.E27])/10" office:value-type="float" office:value="5843.6" calcext:value-type="float">
            <text:p>5843,6</text:p>
          </table:table-cell>
          <table:table-cell table:formula="of:=SUM([.F18:.F27])/10" office:value-type="float" office:value="18.7" calcext:value-type="float">
            <text:p>18,7</text:p>
          </table:table-cell>
          <table:table-cell table:formula="of:=SUM([.G18:.G27])/10" office:value-type="float" office:value="19.1" calcext:value-type="float">
            <text:p>19,1</text:p>
          </table:table-cell>
          <table:table-cell table:formula="of:=SUM([.H18:.H27])/10" office:value-type="float" office:value="6715.6" calcext:value-type="float">
            <text:p>6715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0071445582281" calcext:value-type="float">
            <text:p>0,0030007145</text:p>
          </table:table-cell>
          <table:table-cell table:number-columns-repeated="2"/>
          <table:table-cell table:formula="of:=SUM([.E18:.E27])" office:value-type="float" office:value="58436" calcext:value-type="float">
            <text:p>58436</text:p>
          </table:table-cell>
          <table:table-cell table:formula="of:=SUM([.F18:.F27])" office:value-type="float" office:value="187" calcext:value-type="float">
            <text:p>187</text:p>
          </table:table-cell>
          <table:table-cell table:formula="of:=SUM([.G18:.G27])" office:value-type="float" office:value="191" calcext:value-type="float">
            <text:p>191</text:p>
          </table:table-cell>
          <table:table-cell table:formula="of:=SUM([.H18:.H27])" office:value-type="float" office:value="67156" calcext:value-type="float">
            <text:p>67156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42115407577" calcext:value-type="float">
            <text:p>0,9967421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23170930906" calcext:value-type="float">
            <text:p>0,99722317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03:30.9209961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0S</meta:editing-duration>
    <meta:editing-cycles>7</meta:editing-cycles>
    <meta:generator>LibreOffice/5.1.6.2$Linux_X86_64 LibreOffice_project/10m0$Build-2</meta:generator>
    <dc:date>2018-01-23T23:04:06.832157908</dc:date>
    <meta:document-statistic meta:table-count="1" meta:cell-count="171" meta:object-count="0"/>
  </office:meta>
</office:document-meta>
</file>